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Verdana" fo:font-size="14pt" fo:font-weight="normal" style:font-size-asian="14pt" style:font-weight-asian="normal" style:font-size-complex="14pt" style:font-weight-complex="normal"/>
    </style:style>
    <style:style style:name="P3" style:family="paragraph" style:parent-style-name="Standard" style:master-page-name="Standard">
      <style:paragraph-properties fo:text-align="center" style:justify-single-word="false" style:page-number="auto"/>
      <style:text-properties style:font-name="Verdana" fo:font-size="14pt" fo:font-weight="bold" style:font-size-asian="14pt" style:font-weight-asian="bold" style:font-size-complex="14pt" style:font-weight-complex="bold"/>
    </style:style>
    <style:style style:name="P4" style:family="paragraph" style:parent-style-name="Standard" style:list-style-name="L1">
      <style:paragraph-properties fo:text-align="start" style:justify-single-word="false"/>
      <style:text-properties style:font-name="Verdana"/>
    </style:style>
    <style:style style:name="P5" style:family="paragraph" style:parent-style-name="Standard" style:list-style-name="L1">
      <style:paragraph-properties fo:text-align="start" style:justify-single-word="false"/>
      <style:text-properties style:font-name="Verdana" fo:font-size="12pt" style:font-size-asian="12pt"/>
    </style:style>
    <style:style style:name="P6" style:family="paragraph" style:parent-style-name="Standard" style:list-style-name="L1">
      <style:paragraph-properties fo:text-align="start" style:justify-single-word="false"/>
      <style:text-properties style:font-name="Verdana"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Verdana" fo:font-size="12pt" fo:font-weight="bold" style:font-size-asian="12pt" style:font-weight-asian="bold" style:font-size-complex="12pt"/>
    </style:style>
    <style:style style:name="P8" style:family="paragraph" style:parent-style-name="Standard" style:list-style-name="L1">
      <style:paragraph-properties fo:text-align="start" style:justify-single-word="false"/>
    </style:style>
    <style:style style:name="P9" style:family="paragraph" style:parent-style-name="Text_20_body" style:list-style-name="L1">
      <style:paragraph-properties fo:text-align="start" style:justify-single-word="false"/>
      <style:text-properties style:font-name="Verdana"/>
    </style:style>
    <style:style style:name="P10" style:family="paragraph" style:parent-style-name="Text_20_body" style:list-style-name="L1">
      <style:paragraph-properties fo:text-align="start" style:justify-single-word="false"/>
      <style:text-properties style:font-name="Verdana" fo:font-size="12pt" style:font-size-asian="12pt"/>
    </style:style>
    <style:style style:name="T1" style:family="text">
      <style:text-properties fo:font-size="12pt" fo:font-weight="normal" style:font-size-asian="12pt" style:font-weight-asian="normal" style:font-size-complex="14pt" style:font-weight-complex="normal"/>
    </style:style>
    <style:style style:name="T2" style:family="text">
      <style:text-properties fo:font-size="12pt" style:font-size-asian="12pt"/>
    </style:style>
    <style:style style:name="T3" style:family="text">
      <style:text-properties style:font-name="Arial1" fo:font-size="13.5pt" style:font-size-asian="13.5pt"/>
    </style:style>
    <style:style style:name="T4" style:family="text">
      <style:text-properties style:font-name="Courier New" fo:font-size="15pt" style:font-size-asian="15pt"/>
    </style:style>
    <style:style style:name="T5" style:family="text">
      <style:text-properties style:font-name="Verdana"/>
    </style:style>
    <style:style style:name="T6" style:family="text">
      <style:text-properties style:font-name="Verdana"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JERCICIOS TRIGGERS</text:p>
      <text:p text:style-name="P1"/>
      <text:list xml:id="list7957856737748271426" text:style-name="L1">
        <text:list-item>
          <text:p text:style-name="P4"><text:span text:style-name="T1">C</text:span><text:span text:style-name="T1">rear un trigger para auditar los usuarios que han accedido a nuestra base de datos. Recoger los datos en una tabla llamada auditar, que llevara la información del usuario y el momento en el que se haya logeado.</text:span></text:p>
        </text:list-item>
        <text:list-item>
          <text:p text:style-name="P4"><text:span text:style-name="T1">Escribir un trigger que evite que un empleado reciba la comisión de 0 <text:s/>y solicitar </text:span><text:span text:style-name="T2">al </text:span><text:span text:style-name="T2">usuario que esta haciendo la </text:span><text:span text:style-name="T2">inserción</text:span><text:span text:style-name="T2"> que generosamente la convierta en un 1.</text:span></text:p>
        </text:list-item>
        <text:list-item>
          <text:p text:style-name="P5">Solucionar el problema anterior mediante otro trigger en el que el sistema cargue el valor 1 directamente.</text:p>
        </text:list-item>
        <text:list-item>
          <text:p text:style-name="P8"><text:span text:style-name="T3">Crear un trigger para guardar en una tabla de control la fecha y el usuario que modificó la </text:span><text:span text:style-name="T3">tabla </text:span><text:span text:style-name="T4">EMPLE.</text:span></text:p>
        </text:list-item>
        <text:list-item>
          <text:p text:style-name="P9"><text:span text:style-name="T2">Crear un </text:span><text:span text:style-name="T3">trigger</text:span><text:span text:style-name="T2"> para que no permita insertar empleados en el departamento <text:s/>"Ventas".</text:span></text:p>
        </text:list-item>
        <text:list-item>
          <text:p text:style-name="P6">Crear un trigger para impedir que se aumente el salario de un empleado en más de un 20%.</text:p>
        </text:list-item>
        <text:list-item>
          <text:p text:style-name="P6">Crear un trigger sobre la tabla emple para que no se permita que un empleado sea jefe de más de cinco empleados.</text:p>
        </text:list-item>
        <text:list-item>
          <text:p text:style-name="P6">Crear una vista en la que se recoja el numero de empleado con el nombre del departamento. Crear ahora un disparador, con el que en el caso de intentar hacer una inserción a esa vista, se divida la inserción y se lance realmente a la tabla emple y a la tabla departamento.(Tener en cuenta que en la vista no están todos los campos de la tablas, por lo que habrá que insertar valores nulos o inventar algunos según el caso).</text:p>
        </text:list-item>
        <text:list-item>
          <text:p text:style-name="P8"><text:span text:style-name="T6">Crear un trigger para controlar las operaciones de </text:span><text:span text:style-name="T6">creación</text:span><text:span text:style-name="T6"> sobre vuestro esquema. Almacenar en una tabla de contol, el usuario que lanza dicha operación, <text:s/>que tipo de objeto crea, con que nombre y en que fecha. (Ayuda:</text:span>ORA_DCIT_OBJ_TYPE, ORA_DICT_OBJ_NAME ).</text:p>
        </text:list-item>
        <text:list-item>
          <text:p text:style-name="P8"><text:span text:style-name="T5">O</text:span><text:span text:style-name="T5">btener </text:span><text:span text:style-name="T5">todos los triggers creados por vosotros, accediendo a conocer el nombre de los mismos y el estado de los mismos. Desactivar alguno de ellos y comprobar que su estado se ha modificado de forma correcta.</text:span></text:p>
          <text:p text:style-name="P7"/>
          <text:p text:style-name="P10"/>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16T18:09:59.766000000</meta:creation-date>
    <dc:date>2016-04-07T11:53:14.386000000</dc:date>
    <meta:editing-duration>PT41M26S</meta:editing-duration>
    <meta:editing-cycles>8</meta:editing-cycles>
    <meta:generator>OpenOffice/4.1.1$Win32 OpenOffice.org_project/411m6$Build-9775</meta:generator>
    <meta:document-statistic meta:table-count="0" meta:image-count="0" meta:object-count="0" meta:page-count="1" meta:paragraph-count="11" meta:word-count="324" meta:character-count="1799"/>
  </office:meta>
</office:document-meta>
</file>